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7.06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9.0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104.2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16.7pt"/>
    </style:style>
    <style:style style:name="co8" style:family="table-column">
      <style:table-column-properties fo:break-before="auto" style:column-width="10.91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5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0" table:default-cell-style-name="Default"/>
        <table:table-row table:style-name="ro1">
          <table:table-cell office:value-type="string" calcext:value-type="string">
            <text:p>PWM</text:p>
          </table:table-cell>
          <table:table-cell office:value-type="string" calcext:value-type="string">
            <text:p>BASE_ID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F NAME</text:p>
          </table:table-cell>
          <table:table-cell office:value-type="string" calcext:value-type="string">
            <text:p>Uniprot</text:p>
          </table:table-cell>
          <table:table-cell office:value-type="string" calcext:value-type="string">
            <text:p>TAX_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azar_tf_id</text:p>
          </table:table-cell>
          <table:table-cell office:value-type="string" calcext:value-type="string">
            <text:p>tfe_id</text:p>
          </table:table-cell>
          <table:table-cell office:value-type="string" calcext:value-type="string">
            <text:p>TFBSshap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medli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Addition or Upgrade (A or U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KD</text:p>
          </table:table-cell>
          <table:table-cell office:value-type="string" calcext:value-type="string">
            <text:p>Q700D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2H2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4039602" calcext:value-type="float">
            <text:p>2403960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</text:p>
          </table:table-cell>
          <table:table-cell office:value-type="string" calcext:value-type="string">
            <text:p>Q9FFH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2H2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4039602" calcext:value-type="float">
            <text:p>2403960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Q9ZWA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2H2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4039602" calcext:value-type="float">
            <text:p>2403960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R5</text:p>
          </table:table-cell>
          <table:table-cell office:value-type="string" calcext:value-type="string">
            <text:p>F4IPE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2H2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4039602" calcext:value-type="float">
            <text:p>2403960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14580</text:p>
          </table:table-cell>
          <table:table-cell office:value-type="string" calcext:value-type="string">
            <text:p>Q8RWX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2H2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4039602" calcext:value-type="float">
            <text:p>2403960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1</text:p>
          </table:table-cell>
          <table:table-cell office:value-type="string" calcext:value-type="string">
            <text:p>Q9LUI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PP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X2</text:p>
          </table:table-cell>
          <table:table-cell office:value-type="string" calcext:value-type="string">
            <text:p>F4JIF5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PP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45580</text:p>
          </table:table-cell>
          <table:table-cell office:value-type="string" calcext:value-type="string">
            <text:p>C0SVS4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G37180</text:p>
          </table:table-cell>
          <table:table-cell office:value-type="string" calcext:value-type="string">
            <text:p>F4JRB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49560</text:p>
          </table:table-cell>
          <table:table-cell office:value-type="string" calcext:value-type="string">
            <text:p>Q9FX84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12730</text:p>
          </table:table-cell>
          <table:table-cell office:value-type="string" calcext:value-type="string">
            <text:p>Q8VYI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G03500</text:p>
          </table:table-cell>
          <table:table-cell office:value-type="string" calcext:value-type="string">
            <text:p>Q9ZQ85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04030</text:p>
          </table:table-cell>
          <table:table-cell office:value-type="string" calcext:value-type="string">
            <text:p>Q9SQQ9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105</text:p>
          </table:table-cell>
          <table:table-cell office:value-type="string" calcext:value-type="string">
            <text:p>Q9SEZ4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118</text:p>
          </table:table-cell>
          <table:table-cell office:value-type="string" calcext:value-type="string">
            <text:p>Q9LVW4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52</text:p>
          </table:table-cell>
          <table:table-cell office:value-type="string" calcext:value-type="string">
            <text:p>Q6R0C4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B3R5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101</text:p>
          </table:table-cell>
          <table:table-cell office:value-type="string" calcext:value-type="string">
            <text:p>O8088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56</text:p>
          </table:table-cell>
          <table:table-cell office:value-type="string" calcext:value-type="string">
            <text:p>Q6R05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81</text:p>
          </table:table-cell>
          <table:table-cell office:value-type="string" calcext:value-type="string">
            <text:p>Q9SLH1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119</text:p>
          </table:table-cell>
          <table:table-cell office:value-type="string" calcext:value-type="string">
            <text:p>Q9FIM4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65</text:p>
          </table:table-cell>
          <table:table-cell office:value-type="string" calcext:value-type="string">
            <text:p>Q9FR9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3R1</text:p>
          </table:table-cell>
          <table:table-cell office:value-type="string" calcext:value-type="string">
            <text:p>Q9S7G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1</text:p>
          </table:table-cell>
          <table:table-cell office:value-type="string" calcext:value-type="string">
            <text:p>Q42575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3R4</text:p>
          </table:table-cell>
          <table:table-cell office:value-type="string" calcext:value-type="string">
            <text:p>Q94FL9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113</text:p>
          </table:table-cell>
          <table:table-cell office:value-type="string" calcext:value-type="string">
            <text:p>Q9FNV9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09600</text:p>
          </table:table-cell>
          <table:table-cell office:value-type="string" calcext:value-type="string">
            <text:p>Q8RWU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52660</text:p>
          </table:table-cell>
          <table:table-cell office:value-type="string" calcext:value-type="string">
            <text:p>Q8H0W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E1</text:p>
          </table:table-cell>
          <table:table-cell office:value-type="string" calcext:value-type="string">
            <text:p>F4KGY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HY1</text:p>
          </table:table-cell>
          <table:table-cell office:value-type="string" calcext:value-type="string">
            <text:p>F4HQG9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4901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L1</text:p>
          </table:table-cell>
          <table:table-cell office:value-type="string" calcext:value-type="string">
            <text:p>Q6R0G4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1128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61620</text:p>
          </table:table-cell>
          <table:table-cell office:value-type="string" calcext:value-type="string">
            <text:p>Q9FKF9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g01280</text:p>
          </table:table-cell>
          <table:table-cell office:value-type="string" calcext:value-type="string">
            <text:p>C0SVG5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10113</text:p>
          </table:table-cell>
          <table:table-cell office:value-type="string" calcext:value-type="string">
            <text:p>F4J2J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5890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g3809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1058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5684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0579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TA1</text:p>
          </table:table-cell>
          <table:table-cell office:value-type="string" calcext:value-type="string">
            <text:p>Q9FY74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MTA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T2</text:p>
          </table:table-cell>
          <table:table-cell office:value-type="string" calcext:value-type="string">
            <text:p>P46601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omeo domain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8253077" calcext:value-type="float">
            <text:p>825307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L16</text:p>
          </table:table-cell>
          <table:table-cell office:value-type="string" calcext:value-type="string">
            <text:p>A2RVQ5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MADS box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743119" calcext:value-type="float">
            <text:p>1274311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L25</text:p>
          </table:table-cell>
          <table:table-cell office:value-type="string" calcext:value-type="string">
            <text:p>Q9S7Q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MADS box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743119" calcext:value-type="float">
            <text:p>1274311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L42</text:p>
          </table:table-cell>
          <table:table-cell office:value-type="string" calcext:value-type="string">
            <text:p>Q9FIS1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MADS box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743119" calcext:value-type="float">
            <text:p>1274311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L55</text:p>
          </table:table-cell>
          <table:table-cell office:value-type="string" calcext:value-type="string">
            <text:p>Q9C96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MADS box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743119" calcext:value-type="float">
            <text:p>1274311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L63</text:p>
          </table:table-cell>
          <table:table-cell office:value-type="string" calcext:value-type="string">
            <text:p>Q9SA0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MADS box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743119" calcext:value-type="float">
            <text:p>1274311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L13</text:p>
          </table:table-cell>
          <table:table-cell office:value-type="string" calcext:value-type="string">
            <text:p>Q3883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MADS box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743119" calcext:value-type="float">
            <text:p>1274311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L6</text:p>
          </table:table-cell>
          <table:table-cell office:value-type="string" calcext:value-type="string">
            <text:p>P2938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MADS box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743119" calcext:value-type="float">
            <text:p>1274311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F2</text:p>
          </table:table-cell>
          <table:table-cell office:value-type="string" calcext:value-type="string">
            <text:p>Q94JM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B3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002510" calcext:value-type="float">
            <text:p>2500251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3a</text:p>
          </table:table-cell>
          <table:table-cell office:value-type="string" calcext:value-type="string">
            <text:p>Q9SDW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Trihelix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437822" calcext:value-type="float">
            <text:p>1043782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Q3911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Trihelix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437822" calcext:value-type="float">
            <text:p>1043782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B20</text:p>
          </table:table-cell>
          <table:table-cell office:value-type="string" calcext:value-type="string">
            <text:p>Q8LAT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omeo domain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247607" calcext:value-type="float">
            <text:p>1124760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T22</text:p>
          </table:table-cell>
          <table:table-cell office:value-type="string" calcext:value-type="string">
            <text:p>P46604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omeo domain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8253077" calcext:value-type="float">
            <text:p>825307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B18</text:p>
          </table:table-cell>
          <table:table-cell office:value-type="string" calcext:value-type="string">
            <text:p>A9Z1E8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omeo domain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247607" calcext:value-type="float">
            <text:p>1124760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B13</text:p>
          </table:table-cell>
          <table:table-cell office:value-type="string" calcext:value-type="string">
            <text:p>Q8LC0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omeo domain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247607" calcext:value-type="float">
            <text:p>1124760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B21</text:p>
          </table:table-cell>
          <table:table-cell office:value-type="string" calcext:value-type="string">
            <text:p>Q9ZU7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omeo domain factors</text:p>
          </table:table-cell>
          <table:table-cell office:value-type="string" calcext:value-type="string">
            <text:p>HD-ZIP factors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247607" calcext:value-type="float">
            <text:p>1124760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B40</text:p>
          </table:table-cell>
          <table:table-cell office:value-type="string" calcext:value-type="string">
            <text:p>O23208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omeo domain factors</text:p>
          </table:table-cell>
          <table:table-cell office:value-type="string" calcext:value-type="string">
            <text:p>HD-ZIP factors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247607" calcext:value-type="float">
            <text:p>1124760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B53</text:p>
          </table:table-cell>
          <table:table-cell office:value-type="string" calcext:value-type="string">
            <text:p>Q9LVR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omeo domain factors</text:p>
          </table:table-cell>
          <table:table-cell office:value-type="string" calcext:value-type="string">
            <text:p>HD-ZIP factors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247607" calcext:value-type="float">
            <text:p>1124760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21</text:p>
          </table:table-cell>
          <table:table-cell office:value-type="string" calcext:value-type="string">
            <text:p>Q8LC3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F2</text:p>
          </table:table-cell>
          <table:table-cell office:value-type="string" calcext:value-type="string">
            <text:p>Q9SYS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952441" calcext:value-type="float">
            <text:p>995244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F4</text:p>
          </table:table-cell>
          <table:table-cell office:value-type="string" calcext:value-type="string">
            <text:p>Q9FJ9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952441" calcext:value-type="float">
            <text:p>995244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J1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952441" calcext:value-type="float">
            <text:p>995244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Q3912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26</text:p>
          </table:table-cell>
          <table:table-cell office:value-type="string" calcext:value-type="string">
            <text:p>Q7G1L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44830</text:p>
          </table:table-cell>
          <table:table-cell office:value-type="string" calcext:value-type="string">
            <text:p>Q9LPE8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60490</text:p>
          </table:table-cell>
          <table:table-cell office:value-type="string" calcext:value-type="string">
            <text:p>Q9M21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F1</text:p>
          </table:table-cell>
          <table:table-cell office:value-type="string" calcext:value-type="string">
            <text:p>P93835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952441" calcext:value-type="float">
            <text:p>995244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F5</text:p>
          </table:table-cell>
          <table:table-cell office:value-type="string" calcext:value-type="string">
            <text:p>O80341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18450</text:p>
          </table:table-cell>
          <table:table-cell office:value-type="string" calcext:value-type="string">
            <text:p>P6182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12630</text:p>
          </table:table-cell>
          <table:table-cell office:value-type="string" calcext:value-type="string">
            <text:p>Q38Q39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G18450</text:p>
          </table:table-cell>
          <table:table-cell office:value-type="string" calcext:value-type="string">
            <text:p>Q8LBQ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G44940</text:p>
          </table:table-cell>
          <table:table-cell office:value-type="string" calcext:value-type="string">
            <text:p>Q8LBQ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77200</text:p>
          </table:table-cell>
          <table:table-cell office:value-type="string" calcext:value-type="string">
            <text:p>O80654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F15</text:p>
          </table:table-cell>
          <table:table-cell office:value-type="string" calcext:value-type="string">
            <text:p>Q8VYM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G28140</text:p>
          </table:table-cell>
          <table:table-cell office:value-type="string" calcext:value-type="string">
            <text:p>Q9M0J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71450</text:p>
          </table:table-cell>
          <table:table-cell office:value-type="string" calcext:value-type="string">
            <text:p>Q9C91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19210</text:p>
          </table:table-cell>
          <table:table-cell office:value-type="string" calcext:value-type="string">
            <text:p>Q84QC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L7</text:p>
          </table:table-cell>
          <table:table-cell office:value-type="string" calcext:value-type="string">
            <text:p>Q6J9N8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058102" calcext:value-type="float">
            <text:p>1105810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E3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G16750</text:p>
          </table:table-cell>
          <table:table-cell office:value-type="string" calcext:value-type="string">
            <text:p>Q9SUK8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F38</text:p>
          </table:table-cell>
          <table:table-cell office:value-type="string" calcext:value-type="string">
            <text:p>Q9ZQP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F104</text:p>
          </table:table-cell>
          <table:table-cell office:value-type="string" calcext:value-type="string">
            <text:p>Q9FKG1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F10</text:p>
          </table:table-cell>
          <table:table-cell office:value-type="string" calcext:value-type="string">
            <text:p>Q9ZWA2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G32800</text:p>
          </table:table-cell>
          <table:table-cell office:value-type="string" calcext:value-type="string">
            <text:p>Q9M080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57600</text:p>
          </table:table-cell>
          <table:table-cell office:value-type="string" calcext:value-type="string">
            <text:p>Q9SVX5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B19</text:p>
          </table:table-cell>
          <table:table-cell office:value-type="string" calcext:value-type="string">
            <text:p>O80917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952441" calcext:value-type="float">
            <text:p>995244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1</text:p>
          </table:table-cell>
          <table:table-cell office:value-type="string" calcext:value-type="string">
            <text:p>Q9FGF8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G33710</text:p>
          </table:table-cell>
          <table:table-cell office:value-type="string" calcext:value-type="string">
            <text:p>P93007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P</text:p>
          </table:table-cell>
          <table:table-cell office:value-type="string" calcext:value-type="string">
            <text:p>Q9M644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28160</text:p>
          </table:table-cell>
          <table:table-cell office:value-type="string" calcext:value-type="string">
            <text:p>Q9FZ90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B26</text:p>
          </table:table-cell>
          <table:table-cell office:value-type="string" calcext:value-type="string">
            <text:p>Q9SFE4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952441" calcext:value-type="float">
            <text:p>995244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210</text:p>
          </table:table-cell>
          <table:table-cell office:value-type="string" calcext:value-type="string">
            <text:p>Q9SW63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75490</text:p>
          </table:table-cell>
          <table:table-cell office:value-type="string" calcext:value-type="string">
            <text:p>Q9LQZ2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R5</text:p>
          </table:table-cell>
          <table:table-cell office:value-type="string" calcext:value-type="string">
            <text:p>Q8W3M3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952441" calcext:value-type="float">
            <text:p>995244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CHI</text:p>
          </table:table-cell>
          <table:table-cell office:value-type="string" calcext:value-type="string">
            <text:p>Q6J9Q2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16280</text:p>
          </table:table-cell>
          <table:table-cell office:value-type="string" calcext:value-type="string">
            <text:p>Q9LU18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F13</text:p>
          </table:table-cell>
          <table:table-cell office:value-type="string" calcext:value-type="string">
            <text:p>Q8L9k1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22810</text:p>
          </table:table-cell>
          <table:table-cell office:value-type="string" calcext:value-type="string">
            <text:p>O80542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212</text:p>
          </table:table-cell>
          <table:table-cell office:value-type="string" calcext:value-type="string">
            <text:p>Q9SSA8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F9</text:p>
          </table:table-cell>
          <table:table-cell office:value-type="string" calcext:value-type="string">
            <text:p>Q9FE67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B2</text:p>
          </table:table-cell>
          <table:table-cell table:number-columns-repeated="2"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952441" calcext:value-type="float">
            <text:p>995244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01250</text:p>
          </table:table-cell>
          <table:table-cell office:value-type="string" calcext:value-type="string">
            <text:p>Q1ECI2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77640</text:p>
          </table:table-cell>
          <table:table-cell office:value-type="string" calcext:value-type="string">
            <text:p>Q9CAP4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67000</text:p>
          </table:table-cell>
          <table:table-cell office:value-type="string" calcext:value-type="string">
            <text:p>Q38Q40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F2</text:p>
          </table:table-cell>
          <table:table-cell office:value-type="string" calcext:value-type="string">
            <text:p>O80338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36060</text:p>
          </table:table-cell>
          <table:table-cell office:value-type="string" calcext:value-type="string">
            <text:p>Q9SKW5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E1</text:p>
          </table:table-cell>
          <table:table-cell office:value-type="string" calcext:value-type="string">
            <text:p>A0A178VAV2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G31060</text:p>
          </table:table-cell>
          <table:table-cell office:value-type="string" calcext:value-type="string">
            <text:p>Q6NLD5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319480" calcext:value-type="float">
            <text:p>15319480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211</text:p>
          </table:table-cell>
          <table:table-cell office:value-type="string" calcext:value-type="string">
            <text:p>Q6J9S1</text:p>
          </table:table-cell>
          <table:table-cell/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66940</text:p>
          </table:table-cell>
          <table:table-cell office:value-type="string" calcext:value-type="string">
            <text:p>Q9FGD6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69570</text:p>
          </table:table-cell>
          <table:table-cell office:value-type="string" calcext:value-type="string">
            <text:p>Q9SEZ3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f4.5</text:p>
          </table:table-cell>
          <table:table-cell office:value-type="string" calcext:value-type="string">
            <text:p>O49550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45610</text:p>
          </table:table-cell>
          <table:table-cell office:value-type="string" calcext:value-type="string">
            <text:p>Q9M1E6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G2</text:p>
          </table:table-cell>
          <table:table-cell office:value-type="string" calcext:value-type="string">
            <text:p>Q9ZPY0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G28810</text:p>
          </table:table-cell>
          <table:table-cell office:value-type="string" calcext:value-type="string">
            <text:p>Q9ZV33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f4.2</text:p>
          </table:table-cell>
          <table:table-cell office:value-type="string" calcext:value-type="string">
            <text:p>Q9SUB1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P3</text:p>
          </table:table-cell>
          <table:table-cell office:value-type="string" calcext:value-type="string">
            <text:p>Q9M2U1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47655</text:p>
          </table:table-cell>
          <table:table-cell office:value-type="string" calcext:value-type="string">
            <text:p>Q9SX97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52440</text:p>
          </table:table-cell>
          <table:table-cell office:value-type="string" calcext:value-type="string">
            <text:p>Q9SVC5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of1</text:p>
          </table:table-cell>
          <table:table-cell office:value-type="string" calcext:value-type="string">
            <text:p>O82155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P1</text:p>
          </table:table-cell>
          <table:table-cell office:value-type="string" calcext:value-type="string">
            <text:p>Q39088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G1</text:p>
          </table:table-cell>
          <table:table-cell office:value-type="string" calcext:value-type="string">
            <text:p>P68350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P4</text:p>
          </table:table-cell>
          <table:table-cell office:value-type="string" calcext:value-type="string">
            <text:p>Q8LDR0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02460</text:p>
          </table:table-cell>
          <table:table-cell office:value-type="string" calcext:value-type="string">
            <text:p>Q9LZ56</text:p>
          </table:table-cell>
          <table:table-cell/>
          <table:table-cell office:value-type="string" calcext:value-type="string">
            <text:p>C2H2 zinc finger factors</text:p>
          </table:table-cell>
          <table:table-cell office:value-type="string" calcext:value-type="string">
            <text:p>Dof-typ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758479" calcext:value-type="float">
            <text:p>1075847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1</text:p>
          </table:table-cell>
          <table:table-cell office:value-type="string" calcext:value-type="string">
            <text:p>Q9S7W5</text:p>
          </table:table-cell>
          <table:table-cell/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000681" calcext:value-type="float">
            <text:p>1200068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P14</text:p>
          </table:table-cell>
          <table:table-cell office:value-type="string" calcext:value-type="string">
            <text:p>Q93Z00</text:p>
          </table:table-cell>
          <table:table-cell/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241251" calcext:value-type="float">
            <text:p>2124125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P1</text:p>
          </table:table-cell>
          <table:table-cell office:value-type="string" calcext:value-type="string">
            <text:p>Q9FYG7</text:p>
          </table:table-cell>
          <table:table-cell/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241251" calcext:value-type="float">
            <text:p>2124125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g45680</text:p>
          </table:table-cell>
          <table:table-cell office:value-type="string" calcext:value-type="string">
            <text:p>O64647</text:p>
          </table:table-cell>
          <table:table-cell/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241251" calcext:value-type="float">
            <text:p>2124125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P24</text:p>
          </table:table-cell>
          <table:table-cell office:value-type="string" calcext:value-type="string">
            <text:p>Q9C758</text:p>
          </table:table-cell>
          <table:table-cell/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241251" calcext:value-type="float">
            <text:p>2124125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08330</text:p>
          </table:table-cell>
          <table:table-cell office:value-type="string" calcext:value-type="string">
            <text:p>Q9FTA2</text:p>
          </table:table-cell>
          <table:table-cell/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241251" calcext:value-type="float">
            <text:p>2124125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72010</text:p>
          </table:table-cell>
          <table:table-cell office:value-type="string" calcext:value-type="string">
            <text:p>Q9C7G4</text:p>
          </table:table-cell>
          <table:table-cell/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241251" calcext:value-type="float">
            <text:p>2124125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P3</text:p>
          </table:table-cell>
          <table:table-cell office:value-type="string" calcext:value-type="string">
            <text:p>Q9MAH8</text:p>
          </table:table-cell>
          <table:table-cell/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000681" calcext:value-type="float">
            <text:p>1200068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P17</text:p>
          </table:table-cell>
          <table:table-cell office:value-type="string" calcext:value-type="string">
            <text:p>Q9LEZ9</text:p>
          </table:table-cell>
          <table:table-cell/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000681" calcext:value-type="float">
            <text:p>1200068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P7</text:p>
          </table:table-cell>
          <table:table-cell office:value-type="string" calcext:value-type="string">
            <text:p>Q9FMX2</text:p>
          </table:table-cell>
          <table:table-cell/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241251" calcext:value-type="float">
            <text:p>2124125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27</text:p>
          </table:table-cell>
          <table:table-cell office:value-type="string" calcext:value-type="string">
            <text:p>Q9SCP1</text:p>
          </table:table-cell>
          <table:table-cell/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2197883" calcext:value-type="float">
            <text:p>2219788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57</text:p>
          </table:table-cell>
          <table:table-cell office:value-type="string" calcext:value-type="string">
            <text:p>Q9SSA1</text:p>
          </table:table-cell>
          <table:table-cell/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2197883" calcext:value-type="float">
            <text:p>2219788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62</text:p>
          </table:table-cell>
          <table:table-cell office:value-type="string" calcext:value-type="string">
            <text:p>Q9C9G7</text:p>
          </table:table-cell>
          <table:table-cell/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2197883" calcext:value-type="float">
            <text:p>2219788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20</text:p>
          </table:table-cell>
          <table:table-cell office:value-type="string" calcext:value-type="string">
            <text:p>Q93WV0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46</text:p>
          </table:table-cell>
          <table:table-cell office:value-type="string" calcext:value-type="string">
            <text:p>Q9SKD9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26</text:p>
          </table:table-cell>
          <table:table-cell office:value-type="string" calcext:value-type="string">
            <text:p>Q9C5T3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29</text:p>
          </table:table-cell>
          <table:table-cell office:value-type="string" calcext:value-type="string">
            <text:p>Q9SUS1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17</text:p>
          </table:table-cell>
          <table:table-cell office:value-type="string" calcext:value-type="string">
            <text:p>Q9SJA8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6</text:p>
          </table:table-cell>
          <table:table-cell office:value-type="string" calcext:value-type="string">
            <text:p>Q9C519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33</text:p>
          </table:table-cell>
          <table:table-cell office:value-type="string" calcext:value-type="string">
            <text:p>Q8S8P5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65</text:p>
          </table:table-cell>
          <table:table-cell office:value-type="string" calcext:value-type="string">
            <text:p>Q9LP56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22</text:p>
          </table:table-cell>
          <table:table-cell office:value-type="string" calcext:value-type="string">
            <text:p>O04609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59</text:p>
          </table:table-cell>
          <table:table-cell office:value-type="string" calcext:value-type="string">
            <text:p>Q9SJ09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55</text:p>
          </table:table-cell>
          <table:table-cell office:value-type="string" calcext:value-type="string">
            <text:p>Q9SHB5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11</text:p>
          </table:table-cell>
          <table:table-cell office:value-type="string" calcext:value-type="string">
            <text:p>Q9SV15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31</text:p>
          </table:table-cell>
          <table:table-cell office:value-type="string" calcext:value-type="string">
            <text:p>Q93WT0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70</text:p>
          </table:table-cell>
          <table:table-cell office:value-type="string" calcext:value-type="string">
            <text:p>Q9LY00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3</text:p>
          </table:table-cell>
          <table:table-cell office:value-type="string" calcext:value-type="string">
            <text:p>Q9ZQ70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42</text:p>
          </table:table-cell>
          <table:table-cell office:value-type="string" calcext:value-type="string">
            <text:p>Q9XEC3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28</text:p>
          </table:table-cell>
          <table:table-cell office:value-type="string" calcext:value-type="string">
            <text:p>Q8VWJ2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47</text:p>
          </table:table-cell>
          <table:table-cell office:value-type="string" calcext:value-type="string">
            <text:p>Q9ZSI7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7</text:p>
          </table:table-cell>
          <table:table-cell office:value-type="string" calcext:value-type="string">
            <text:p>Q9STX0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14</text:p>
          </table:table-cell>
          <table:table-cell office:value-type="string" calcext:value-type="string">
            <text:p>Q9SA80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24</text:p>
          </table:table-cell>
          <table:table-cell office:value-type="string" calcext:value-type="string">
            <text:p>Q9FFS3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71</text:p>
          </table:table-cell>
          <table:table-cell office:value-type="string" calcext:value-type="string">
            <text:p>Q93WV4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50</text:p>
          </table:table-cell>
          <table:table-cell office:value-type="string" calcext:value-type="string">
            <text:p>Q8VWQ5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Y27</text:p>
          </table:table-cell>
          <table:table-cell office:value-type="string" calcext:value-type="string">
            <text:p>Q9FLX8</text:p>
          </table:table-cell>
          <table:table-cell/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449049" calcext:value-type="float">
            <text:p>1144904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3</text:p>
          </table:table-cell>
          <table:table-cell office:value-type="string" calcext:value-type="string">
            <text:p>P93015</text:p>
          </table:table-cell>
          <table:table-cell/>
          <table:table-cell office:value-type="string" calcext:value-type="string">
            <text:p>SBP-type zinc finger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6554053" calcext:value-type="float">
            <text:p>1655405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15</text:p>
          </table:table-cell>
          <table:table-cell office:value-type="string" calcext:value-type="string">
            <text:p>Q9M2Q6</text:p>
          </table:table-cell>
          <table:table-cell/>
          <table:table-cell office:value-type="string" calcext:value-type="string">
            <text:p>SBP-type zinc finger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6554053" calcext:value-type="float">
            <text:p>1655405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13</text:p>
          </table:table-cell>
          <table:table-cell office:value-type="string" calcext:value-type="string">
            <text:p>B9DI20</text:p>
          </table:table-cell>
          <table:table-cell/>
          <table:table-cell office:value-type="string" calcext:value-type="string">
            <text:p>SBP-type zinc finger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6554053" calcext:value-type="float">
            <text:p>1655405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9</text:p>
          </table:table-cell>
          <table:table-cell office:value-type="string" calcext:value-type="string">
            <text:p>Q700W2</text:p>
          </table:table-cell>
          <table:table-cell/>
          <table:table-cell office:value-type="string" calcext:value-type="string">
            <text:p>SBP-type zinc finger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6554053" calcext:value-type="float">
            <text:p>1655405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A19</text:p>
          </table:table-cell>
          <table:table-cell office:value-type="string" calcext:value-type="string">
            <text:p>Q6QPM2</text:p>
          </table:table-cell>
          <table:table-cell/>
          <table:table-cell office:value-type="string" calcext:value-type="string">
            <text:p>Other C4 zinc finger-type factors</text:p>
          </table:table-cell>
          <table:table-cell office:value-type="string" calcext:value-type="string">
            <text:p>GATA-type zinc fingers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504119" calcext:value-type="float">
            <text:p>1250411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A20</text:p>
          </table:table-cell>
          <table:table-cell office:value-type="string" calcext:value-type="string">
            <text:p>Q9ZPX0</text:p>
          </table:table-cell>
          <table:table-cell/>
          <table:table-cell office:value-type="string" calcext:value-type="string">
            <text:p>Other C4 zinc finger-type factors</text:p>
          </table:table-cell>
          <table:table-cell office:value-type="string" calcext:value-type="string">
            <text:p>GATA-type zinc fingers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504119" calcext:value-type="float">
            <text:p>1250411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A14</text:p>
          </table:table-cell>
          <table:table-cell office:value-type="string" calcext:value-type="string">
            <text:p>Q9M1U2</text:p>
          </table:table-cell>
          <table:table-cell/>
          <table:table-cell office:value-type="string" calcext:value-type="string">
            <text:p>Other C4 zinc finger-type factors</text:p>
          </table:table-cell>
          <table:table-cell office:value-type="string" calcext:value-type="string">
            <text:p>GATA-type zinc fingers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504119" calcext:value-type="float">
            <text:p>1250411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B33</text:p>
          </table:table-cell>
          <table:table-cell office:value-type="string" calcext:value-type="string">
            <text:p>Q9FRL5</text:p>
          </table:table-cell>
          <table:table-cell/>
          <table:table-cell office:value-type="string" calcext:value-type="string">
            <text:p>Homeo domain factors</text:p>
          </table:table-cell>
          <table:table-cell office:value-type="string" calcext:value-type="string">
            <text:p>ZF-H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247607" calcext:value-type="float">
            <text:p>1124760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B23</text:p>
          </table:table-cell>
          <table:table-cell table:number-columns-repeated="2"/>
          <table:table-cell office:value-type="string" calcext:value-type="string">
            <text:p>Homeo domain factors</text:p>
          </table:table-cell>
          <table:table-cell office:value-type="string" calcext:value-type="string">
            <text:p>ZF-H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247607" calcext:value-type="float">
            <text:p>1124760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B34</text:p>
          </table:table-cell>
          <table:table-cell office:value-type="string" calcext:value-type="string">
            <text:p>Q8LFD3</text:p>
          </table:table-cell>
          <table:table-cell/>
          <table:table-cell office:value-type="string" calcext:value-type="string">
            <text:p>Homeo domain factors</text:p>
          </table:table-cell>
          <table:table-cell office:value-type="string" calcext:value-type="string">
            <text:p>ZF-H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247607" calcext:value-type="float">
            <text:p>1124760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B25</text:p>
          </table:table-cell>
          <table:table-cell table:number-columns-repeated="2"/>
          <table:table-cell office:value-type="string" calcext:value-type="string">
            <text:p>Homeo domain factors</text:p>
          </table:table-cell>
          <table:table-cell office:value-type="string" calcext:value-type="string">
            <text:p>ZF-H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247607" calcext:value-type="float">
            <text:p>1124760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B24</text:p>
          </table:table-cell>
          <table:table-cell table:number-columns-repeated="2"/>
          <table:table-cell office:value-type="string" calcext:value-type="string">
            <text:p>Homeo domain factors</text:p>
          </table:table-cell>
          <table:table-cell office:value-type="string" calcext:value-type="string">
            <text:p>ZF-H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247607" calcext:value-type="float">
            <text:p>1124760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78700</text:p>
          </table:table-cell>
          <table:table-cell office:value-type="string" calcext:value-type="string">
            <text:p>Q9ZV88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BES1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681342" calcext:value-type="float">
            <text:p>1568134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G36780</text:p>
          </table:table-cell>
          <table:table-cell office:value-type="string" calcext:value-type="string">
            <text:p>Q94A43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BES2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681342" calcext:value-type="float">
            <text:p>1568134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G18890</text:p>
          </table:table-cell>
          <table:table-cell office:value-type="string" calcext:value-type="string">
            <text:p>O49404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BES3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681342" calcext:value-type="float">
            <text:p>1568134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BF6</text:p>
          </table:table-cell>
          <table:table-cell office:value-type="string" calcext:value-type="string">
            <text:p>O65683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680995" calcext:value-type="float">
            <text:p>9680995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4</text:p>
          </table:table-cell>
          <table:table-cell office:value-type="string" calcext:value-type="string">
            <text:p>Q39162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8487298" calcext:value-type="float">
            <text:p>8487298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3</text:p>
          </table:table-cell>
          <table:table-cell office:value-type="string" calcext:value-type="string">
            <text:p>Q39234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8487298" calcext:value-type="float">
            <text:p>8487298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IP44</text:p>
          </table:table-cell>
          <table:table-cell office:value-type="string" calcext:value-type="string">
            <text:p>C0Z2L5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680995" calcext:value-type="float">
            <text:p>9680995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B3</text:p>
          </table:table-cell>
          <table:table-cell office:value-type="string" calcext:value-type="string">
            <text:p>Q9LES3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0636868" calcext:value-type="float">
            <text:p>10636868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IP43</text:p>
          </table:table-cell>
          <table:table-cell office:value-type="string" calcext:value-type="string">
            <text:p>Q9FMC2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680995" calcext:value-type="float">
            <text:p>9680995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IP3</text:p>
          </table:table-cell>
          <table:table-cell office:value-type="string" calcext:value-type="string">
            <text:p>Q9LFU3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8487298" calcext:value-type="float">
            <text:p>8487298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IP53</text:p>
          </table:table-cell>
          <table:table-cell office:value-type="string" calcext:value-type="string">
            <text:p>Q9LZP8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680995" calcext:value-type="float">
            <text:p>9680995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IP50</text:p>
          </table:table-cell>
          <table:table-cell office:value-type="string" calcext:value-type="string">
            <text:p>Q93ZE2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8487298" calcext:value-type="float">
            <text:p>8487298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IP52</text:p>
          </table:table-cell>
          <table:table-cell office:value-type="string" calcext:value-type="string">
            <text:p>Q8VWG0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8487298" calcext:value-type="float">
            <text:p>8487298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IP28</text:p>
          </table:table-cell>
          <table:table-cell office:value-type="string" calcext:value-type="string">
            <text:p>Q9SG86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8487298" calcext:value-type="float">
            <text:p>8487298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IP48</text:p>
          </table:table-cell>
          <table:table-cell office:value-type="string" calcext:value-type="string">
            <text:p>Q8RU59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680995" calcext:value-type="float">
            <text:p>9680995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10</text:p>
          </table:table-cell>
          <table:table-cell office:value-type="string" calcext:value-type="string">
            <text:p>E3VNM4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8487298" calcext:value-type="float">
            <text:p>8487298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IP68</text:p>
          </table:table-cell>
          <table:table-cell office:value-type="string" calcext:value-type="string">
            <text:p>Q84LG2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680995" calcext:value-type="float">
            <text:p>9680995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9</text:p>
          </table:table-cell>
          <table:table-cell office:value-type="string" calcext:value-type="string">
            <text:p>Q93XM6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8487298" calcext:value-type="float">
            <text:p>8487298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IP16</text:p>
          </table:table-cell>
          <table:table-cell office:value-type="string" calcext:value-type="string">
            <text:p>Q501B2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8487298" calcext:value-type="float">
            <text:p>8487298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IP42</text:p>
          </table:table-cell>
          <table:table-cell office:value-type="string" calcext:value-type="string">
            <text:p>Q9LW45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680995" calcext:value-type="float">
            <text:p>9680995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BF3</text:p>
          </table:table-cell>
          <table:table-cell office:value-type="string" calcext:value-type="string">
            <text:p>Q42510</text:p>
          </table:table-cell>
          <table:table-cell/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680995" calcext:value-type="float">
            <text:p>9680995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P1</text:p>
          </table:table-cell>
          <table:table-cell office:value-type="string" calcext:value-type="string">
            <text:p>Q8L7L8</text:p>
          </table:table-cell>
          <table:table-cell/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2197883" calcext:value-type="float">
            <text:p>2219788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72740</text:p>
          </table:table-cell>
          <table:table-cell office:value-type="string" calcext:value-type="string">
            <text:p>F4IEY4</text:p>
          </table:table-cell>
          <table:table-cell/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2197883" calcext:value-type="float">
            <text:p>2219788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G12670</text:p>
          </table:table-cell>
          <table:table-cell office:value-type="string" calcext:value-type="string">
            <text:p>Q700D7</text:p>
          </table:table-cell>
          <table:table-cell/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2197883" calcext:value-type="float">
            <text:p>2219788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P3</text:p>
          </table:table-cell>
          <table:table-cell office:value-type="string" calcext:value-type="string">
            <text:p>Q9JFW5</text:p>
          </table:table-cell>
          <table:table-cell/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2197883" calcext:value-type="float">
            <text:p>2219788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P2</text:p>
          </table:table-cell>
          <table:table-cell office:value-type="string" calcext:value-type="string">
            <text:p>Q9SNB9</text:p>
          </table:table-cell>
          <table:table-cell/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2197883" calcext:value-type="float">
            <text:p>2219788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LH80</text:p>
          </table:table-cell>
          <table:table-cell office:value-type="string" calcext:value-type="string">
            <text:p>Q9C8P8</text:p>
          </table:table-cell>
          <table:table-cell/>
          <table:table-cell office:value-type="string" calcext:value-type="string">
            <text:p>Basic helix-loop-helix factors (bHLH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335373" calcext:value-type="float">
            <text:p>2133537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LH130</text:p>
          </table:table-cell>
          <table:table-cell office:value-type="string" calcext:value-type="string">
            <text:p>G66GR3</text:p>
          </table:table-cell>
          <table:table-cell/>
          <table:table-cell office:value-type="string" calcext:value-type="string">
            <text:p>Basic helix-loop-helix factors (bHLH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335373" calcext:value-type="float">
            <text:p>2133537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LH31</text:p>
          </table:table-cell>
          <table:table-cell office:value-type="string" calcext:value-type="string">
            <text:p>Q0JXE7</text:p>
          </table:table-cell>
          <table:table-cell/>
          <table:table-cell office:value-type="string" calcext:value-type="string">
            <text:p>Basic helix-loop-helix factors (bHLH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335373" calcext:value-type="float">
            <text:p>2133537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LH74</text:p>
          </table:table-cell>
          <table:table-cell office:value-type="string" calcext:value-type="string">
            <text:p>Q6NKN9</text:p>
          </table:table-cell>
          <table:table-cell/>
          <table:table-cell office:value-type="string" calcext:value-type="string">
            <text:p>Basic helix-loop-helix factors (bHLH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335373" calcext:value-type="float">
            <text:p>2133537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LH18</text:p>
          </table:table-cell>
          <table:table-cell office:value-type="string" calcext:value-type="string">
            <text:p>Q1PF17</text:p>
          </table:table-cell>
          <table:table-cell/>
          <table:table-cell office:value-type="string" calcext:value-type="string">
            <text:p>Basic helix-loop-helix factors (bHLH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335373" calcext:value-type="float">
            <text:p>2133537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LH77</text:p>
          </table:table-cell>
          <table:table-cell office:value-type="string" calcext:value-type="string">
            <text:p>Q9LK48</text:p>
          </table:table-cell>
          <table:table-cell/>
          <table:table-cell office:value-type="string" calcext:value-type="string">
            <text:p>Basic helix-loop-helix factors (bHLH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335373" calcext:value-type="float">
            <text:p>2133537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LH69</text:p>
          </table:table-cell>
          <table:table-cell office:value-type="string" calcext:value-type="string">
            <text:p>Q8S3D5</text:p>
          </table:table-cell>
          <table:table-cell/>
          <table:table-cell office:value-type="string" calcext:value-type="string">
            <text:p>Basic helix-loop-helix factors (bHLH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1335373" calcext:value-type="float">
            <text:p>2133537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F7</text:p>
          </table:table-cell>
          <table:table-cell office:value-type="string" calcext:value-type="string">
            <text:p>Q570R7</text:p>
          </table:table-cell>
          <table:table-cell/>
          <table:table-cell office:value-type="string" calcext:value-type="string">
            <text:p>Basic helix-loop-helix factors (bHLH)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448264" calcext:value-type="float">
            <text:p>15448264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4766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Trihelix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7688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Trihelix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255908" calcext:value-type="float">
            <text:p>2255908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7687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Trihelix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2236699" calcext:value-type="float">
            <text:p>22236699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25990</text:p>
          </table:table-cell>
          <table:table-cell office:value-type="string" calcext:value-type="string">
            <text:p>Q9LU9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Trihelix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G1 100_a</text:p>
          </table:table-cell>
          <table:table-cell office:value-type="string" calcext:value-type="string">
            <text:p>Q9M2E8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omeo domain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D5</text:p>
          </table:table-cell>
          <table:table-cell office:value-type="string" calcext:value-type="string">
            <text:p>Q9ZUL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2H2 zinc finger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4039602" calcext:value-type="float">
            <text:p>2403960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D4</text:p>
          </table:table-cell>
          <table:table-cell office:value-type="string" calcext:value-type="string">
            <text:p>Q8GYC1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2H2 zinc finger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4039602" calcext:value-type="float">
            <text:p>2403960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Z</text:p>
          </table:table-cell>
          <table:table-cell office:value-type="string" calcext:value-type="string">
            <text:p>Q96289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2H2 zinc finger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D2</text:p>
          </table:table-cell>
          <table:table-cell office:value-type="string" calcext:value-type="string">
            <text:p>Q9SCQ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2H2 zinc finger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4039602" calcext:value-type="float">
            <text:p>2403960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D7</text:p>
          </table:table-cell>
          <table:table-cell office:value-type="string" calcext:value-type="string">
            <text:p>Q8H1F5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2H2 zinc finger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4039602" calcext:value-type="float">
            <text:p>2403960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L2</text:p>
          </table:table-cell>
          <table:table-cell office:value-type="string" calcext:value-type="string">
            <text:p>Q0WV1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omeo domain factors</text:p>
          </table:table-cell>
          <table:table-cell office:value-type="string" calcext:value-type="string">
            <text:p>HD-ZIP factors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R3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4477691" calcext:value-type="float">
            <text:p>2447769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T1</text:p>
          </table:table-cell>
          <table:table-cell office:value-type="string" calcext:value-type="string">
            <text:p>Q5YGP8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058102" calcext:value-type="float">
            <text:p>1105810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T3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058102" calcext:value-type="float">
            <text:p>1105810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Q9M9H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PP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G20110</text:p>
          </table:table-cell>
          <table:table-cell office:value-type="string" calcext:value-type="string">
            <text:p>Q9SL7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PP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46070</text:p>
          </table:table-cell>
          <table:table-cell office:value-type="string" calcext:value-type="string">
            <text:p>Q9LX8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2H2 zinc finger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4567191" calcext:value-type="float">
            <text:p>24567191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1</text:p>
          </table:table-cell>
          <table:table-cell office:value-type="string" calcext:value-type="string">
            <text:p>Q9SWG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Zinc-coordinating</text:p>
          </table:table-cell>
          <table:table-cell office:value-type="string" calcext:value-type="string">
            <text:p>C3H Zinc Figer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8033885" calcext:value-type="float">
            <text:p>18033885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2</text:p>
          </table:table-cell>
          <table:table-cell office:value-type="string" calcext:value-type="string">
            <text:p>Q9C61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-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G01060</text:p>
          </table:table-cell>
          <table:table-cell office:value-type="string" calcext:value-type="string">
            <text:p>Q9SJW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-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G4026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-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25550</text:p>
          </table:table-cell>
          <table:table-cell office:value-type="string" calcext:value-type="string">
            <text:p>Q9FPE8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-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13300</text:p>
          </table:table-cell>
          <table:table-cell office:value-type="string" calcext:value-type="string">
            <text:p>Q9FX6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-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G24120</text:p>
          </table:table-cell>
          <table:table-cell office:value-type="string" calcext:value-type="string">
            <text:p>Q94A5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-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29000</text:p>
          </table:table-cell>
          <table:table-cell office:value-type="string" calcext:value-type="string">
            <text:p>Q8GUN5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-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68670</text:p>
          </table:table-cell>
          <table:table-cell office:value-type="string" calcext:value-type="string">
            <text:p>Q8VZS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2-like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33</text:p>
          </table:table-cell>
          <table:table-cell office:value-type="string" calcext:value-type="string">
            <text:p>Q8W1W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98</text:p>
          </table:table-cell>
          <table:table-cell office:value-type="string" calcext:value-type="string">
            <text:p>Q9S7L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7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73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B77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8790414" calcext:value-type="float">
            <text:p>28790414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A6</text:p>
          </table:table-cell>
          <table:table-cell office:value-type="string" calcext:value-type="string">
            <text:p>Q9SD38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 C4 zinc finger-type factors</text:p>
          </table:table-cell>
          <table:table-cell office:value-type="string" calcext:value-type="string">
            <text:p>GATA-type zinc fingers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7484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47390</text:p>
          </table:table-cell>
          <table:table-cell office:value-type="string" calcext:value-type="string">
            <text:p>Q9LVS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5g08520</text:p>
          </table:table-cell>
          <table:table-cell office:value-type="string" calcext:value-type="string">
            <text:p>Q9FNN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1g19000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R1</text:p>
          </table:table-cell>
          <table:table-cell office:value-type="string" calcext:value-type="string">
            <text:p>B3H5A8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C6</text:p>
          </table:table-cell>
          <table:table-cell office:value-type="string" calcext:value-type="string">
            <text:p>Q8L999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BR-BPC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722463" calcext:value-type="float">
            <text:p>1572246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C5</text:p>
          </table:table-cell>
          <table:table-cell office:value-type="string" calcext:value-type="string">
            <text:p>F4JUI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BR-BPC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722463" calcext:value-type="float">
            <text:p>1572246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C1</text:p>
          </table:table-cell>
          <table:table-cell office:value-type="string" calcext:value-type="string">
            <text:p>Q9SKD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BR-BPC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722463" calcext:value-type="float">
            <text:p>1572246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09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HB7</text:p>
          </table:table-cell>
          <table:table-cell office:value-type="string" calcext:value-type="string">
            <text:p>P4689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omeo domain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247607" calcext:value-type="float">
            <text:p>11247607</text:p>
          </table:table-cell>
          <table:table-cell/>
          <table:table-cell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F105</text:p>
          </table:table-cell>
          <table:table-cell office:value-type="string" calcext:value-type="string">
            <text:p>Q8VY9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AP2/ERF domain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9756931" calcext:value-type="float">
            <text:p>9756931</text:p>
          </table:table-cell>
          <table:table-cell/>
          <table:table-cell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05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L14</text:p>
          </table:table-cell>
          <table:table-cell office:value-type="string" calcext:value-type="string">
            <text:p>Q8RY95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SBP-type zinc finger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8302343" calcext:value-type="float">
            <text:p>18302343</text:p>
          </table:table-cell>
          <table:table-cell/>
          <table:table-cell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HB15</text:p>
          </table:table-cell>
          <table:table-cell office:value-type="string" calcext:value-type="string">
            <text:p>Q9ZU11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Homeo domain factors</text:p>
          </table:table-cell>
          <table:table-cell office:value-type="string" calcext:value-type="string">
            <text:p>HD-ZIP factors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1247607" calcext:value-type="float">
            <text:p>11247607</text:p>
          </table:table-cell>
          <table:table-cell/>
          <table:table-cell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05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L15</text:p>
          </table:table-cell>
          <table:table-cell office:value-type="string" calcext:value-type="string">
            <text:p>Q3884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MADS box factors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2743119" calcext:value-type="float">
            <text:p>12743119</text:p>
          </table:table-cell>
          <table:table-cell/>
          <table:table-cell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0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ZR1</text:p>
          </table:table-cell>
          <table:table-cell office:value-type="string" calcext:value-type="string">
            <text:p>Q8S30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ES1</text:p>
          </table:table-cell>
          <table:table-cell table:number-columns-repeated="3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5681342" calcext:value-type="float">
            <text:p>15681342</text:p>
          </table:table-cell>
          <table:table-cell/>
          <table:table-cell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L5</text:p>
          </table:table-cell>
          <table:table-cell office:value-type="string" calcext:value-type="string">
            <text:p>Q9S758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SBP-type zinc finger</text:p>
          </table:table-cell>
          <table:table-cell table:number-columns-repeated="4"/>
          <table:table-cell office:value-type="string" calcext:value-type="string">
            <text:p>DAPSeq</text:p>
          </table:table-cell>
          <table:table-cell office:value-type="float" office:value="27203113" calcext:value-type="float">
            <text:p>27203113</text:p>
          </table:table-cell>
          <table:table-cell office:value-type="float" office:value="16554053" calcext:value-type="float">
            <text:p>16554053</text:p>
          </table:table-cell>
          <table:table-cell/>
          <table:table-cell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F2</text:p>
          </table:table-cell>
          <table:table-cell/>
          <table:table-cell office:value-type="float" office:value="4081" calcext:value-type="float">
            <text:p>4081</text:p>
          </table:table-cell>
          <table:table-cell office:value-type="string" calcext:value-type="string">
            <text:p>C2H2 zinc finger factors</text:p>
          </table:table-cell>
          <table:table-cell table:number-columns-repeated="4"/>
          <table:table-cell office:value-type="string" calcext:value-type="string">
            <text:p>PBM</text:p>
          </table:table-cell>
          <table:table-cell office:value-type="float" office:value="24567191" calcext:value-type="float">
            <text:p>2456719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B4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omeo domain factors</text:p>
          </table:table-cell>
          <table:table-cell office:value-type="string" calcext:value-type="string">
            <text:p>HD-ZIP factors</text:p>
          </table:table-cell>
          <table:table-cell table:number-columns-repeated="3"/>
          <table:table-cell office:value-type="string" calcext:value-type="string">
            <text:p>PBM</text:p>
          </table:table-cell>
          <table:table-cell office:value-type="float" office:value="28805249" calcext:value-type="float">
            <text:p>28805249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IP14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PBM</text:p>
          </table:table-cell>
          <table:table-cell office:value-type="float" office:value="28420744" calcext:value-type="float">
            <text:p>28420744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EOBII</text:p>
          </table:table-cell>
          <table:table-cell/>
          <table:table-cell office:value-type="float" office:value="3747" calcext:value-type="float">
            <text:p>3747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PBM</text:p>
          </table:table-cell>
          <table:table-cell office:value-type="float" office:value="25931522" calcext:value-type="float">
            <text:p>25931522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RR22</text:p>
          </table:table-cell>
          <table:table-cell/>
          <table:table-cell office:value-type="float" office:value="4530" calcext:value-type="float">
            <text:p>45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RR</text:p>
          </table:table-cell>
          <table:table-cell table:number-columns-repeated="3"/>
          <table:table-cell office:value-type="string" calcext:value-type="string">
            <text:p>PBM</text:p>
          </table:table-cell>
          <table:table-cell office:value-type="float" office:value="27931185" calcext:value-type="float">
            <text:p>27931185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BRC1</text:p>
          </table:table-cell>
          <table:table-cell/>
          <table:table-cell office:value-type="float" office:value="4081" calcext:value-type="float">
            <text:p>4081</text:p>
          </table:table-cell>
          <table:table-cell office:value-type="string" calcext:value-type="string">
            <text:p>Basic helix-loop-helix factors (bHLH)</text:p>
          </table:table-cell>
          <table:table-cell office:value-type="string" calcext:value-type="string">
            <text:p>TCP domain</text:p>
          </table:table-cell>
          <table:table-cell table:number-columns-repeated="3"/>
          <table:table-cell office:value-type="string" calcext:value-type="string">
            <text:p>PBM</text:p>
          </table:table-cell>
          <table:table-cell office:value-type="float" office:value="26119747" calcext:value-type="float">
            <text:p>26119747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AR1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string" calcext:value-type="string">
            <text:p>Basic helix-loop-helix factors (bHLH)</text:p>
          </table:table-cell>
          <table:table-cell table:number-columns-repeated="4"/>
          <table:table-cell office:value-type="string" calcext:value-type="string">
            <text:p>PBM</text:p>
          </table:table-cell>
          <table:table-cell office:value-type="float" office:value="26589673" calcext:value-type="float">
            <text:p>26589673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AR2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string" calcext:value-type="string">
            <text:p>Basic helix-loop-helix factors (bHLH)</text:p>
          </table:table-cell>
          <table:table-cell table:number-columns-repeated="4"/>
          <table:table-cell office:value-type="string" calcext:value-type="string">
            <text:p>PBM</text:p>
          </table:table-cell>
          <table:table-cell office:value-type="float" office:value="26589673" calcext:value-type="float">
            <text:p>26589673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F1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Helix-Turn-Helix</text:p>
          </table:table-cell>
          <table:table-cell office:value-type="string" calcext:value-type="string">
            <text:p>Myb-related</text:p>
          </table:table-cell>
          <table:table-cell table:number-columns-repeated="3"/>
          <table:table-cell office:value-type="string" calcext:value-type="string">
            <text:p>PBM</text:p>
          </table:table-cell>
          <table:table-cell office:value-type="float" office:value="26903506" calcext:value-type="float">
            <text:p>26903506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2FA</text:p>
          </table:table-cell>
          <table:table-cell office:value-type="string" calcext:value-type="string">
            <text:p>Q9FNY0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Winged Helix-Turn-Helix</text:p>
          </table:table-cell>
          <table:table-cell office:value-type="string" calcext:value-type="string">
            <text:p>E2F</text:p>
          </table:table-cell>
          <table:table-cell table:number-columns-repeated="3"/>
          <table:table-cell office:value-type="string" calcext:value-type="string">
            <text:p>ChIP-seq</text:p>
          </table:table-cell>
          <table:table-cell office:value-type="float" office:value="24453163" calcext:value-type="float">
            <text:p>24453163</text:p>
          </table:table-cell>
          <table:table-cell office:value-type="float" office:value="27203113" calcext:value-type="float">
            <text:p>27203113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6</text:p>
          </table:table-cell>
          <table:table-cell office:value-type="string" calcext:value-type="string">
            <text:p>Q9STM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2H2 zinc finger factors</text:p>
          </table:table-cell>
          <table:table-cell table:number-columns-repeated="4"/>
          <table:table-cell office:value-type="string" calcext:value-type="string">
            <text:p>ChIP-seq</text:p>
          </table:table-cell>
          <table:table-cell office:value-type="float" office:value="27111035" calcext:value-type="float">
            <text:p>27111035</text:p>
          </table:table-cell>
          <table:table-cell office:value-type="float" office:value="27111034" calcext:value-type="float">
            <text:p>27111034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KY40</text:p>
          </table:table-cell>
          <table:table-cell office:value-type="string" calcext:value-type="string">
            <text:p>Q9SAH7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WRKY</text:p>
          </table:table-cell>
          <table:table-cell table:number-columns-repeated="4"/>
          <table:table-cell office:value-type="string" calcext:value-type="string">
            <text:p>ChIP-seq</text:p>
          </table:table-cell>
          <table:table-cell office:value-type="float" office:value="28011690" calcext:value-type="float">
            <text:p>28011690</text:p>
          </table:table-cell>
          <table:table-cell office:value-type="float" office:value="27203113" calcext:value-type="float">
            <text:p>27203113</text:p>
          </table:table-cell>
          <table:table-cell/>
          <table:table-cell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OSA1</text:p>
          </table:table-cell>
          <table:table-cell/>
          <table:table-cell office:value-type="float" office:value="4577" calcext:value-type="float">
            <text:p>4577</text:p>
          </table:table-cell>
          <table:table-cell office:value-type="string" calcext:value-type="string">
            <text:p>C2H2 zinc finger factors</text:p>
          </table:table-cell>
          <table:table-cell table:number-columns-repeated="4"/>
          <table:table-cell office:value-type="string" calcext:value-type="string">
            <text:p>ChIP-seq</text:p>
          </table:table-cell>
          <table:table-cell office:value-type="float" office:value="24307553" calcext:value-type="float">
            <text:p>24307553</text:p>
          </table:table-cell>
          <table:table-cell office:value-type="float" office:value="16041362" calcext:value-type="float">
            <text:p>16041362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1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P12959</text:p>
          </table:table-cell>
          <table:table-cell office:value-type="float" office:value="4577" calcext:value-type="float">
            <text:p>4577</text:p>
          </table:table-cell>
          <table:table-cell office:value-type="string" calcext:value-type="string">
            <text:p>Basic leucine zipper factors (bZIP)</text:p>
          </table:table-cell>
          <table:table-cell table:number-columns-repeated="4"/>
          <table:table-cell office:value-type="string" calcext:value-type="string">
            <text:p>ChIP-seq</text:p>
          </table:table-cell>
          <table:table-cell office:value-type="float" office:value="25691733" calcext:value-type="float">
            <text:p>25691733</text:p>
          </table:table-cell>
          <table:table-cell office:value-type="float" office:value="25215497" calcext:value-type="float">
            <text:p>25215497</text:p>
          </table:table-cell>
          <table:table-cell/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COUNTIF([.P2:.P271]; &quot;=A&quot;)" office:value-type="float" office:value="262" calcext:value-type="float">
            <text:p>262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7:31:31.789173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Mathelier</meta:initial-creator>
    <meta:creation-date>2017-09-05T09:37:45.218366872</meta:creation-date>
    <dc:date>2017-09-12T17:33:17.276326558</dc:date>
    <dc:creator>Anthony Mathelier</dc:creator>
    <meta:editing-duration>PT3H37M24S</meta:editing-duration>
    <meta:editing-cycles>23</meta:editing-cycles>
    <meta:generator>LibreOffice/5.3.6.1$Linux_X86_64 LibreOffice_project/30$Build-1</meta:generator>
    <meta:document-statistic meta:table-count="1" meta:cell-count="2673" meta:object-count="0"/>
  </office:meta>
</office:document-meta>
</file>